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text-properties officeooo:rsid="001ecaca" officeooo:paragraph-rsid="001ecaca"/>
    </style:style>
    <style:style style:name="P3" style:family="paragraph" style:parent-style-name="Normal">
      <style:text-properties officeooo:rsid="00228d48" officeooo:paragraph-rsid="00228d48"/>
    </style:style>
    <style:style style:name="P4" style:family="paragraph" style:parent-style-name="Normal">
      <style:text-properties officeooo:rsid="0022e6aa" officeooo:paragraph-rsid="0022e6aa"/>
    </style:style>
    <style:style style:name="P5" style:family="paragraph" style:parent-style-name="Heading_20_1" style:master-page-name="MP0">
      <style:paragraph-properties style:page-number="auto" fo:break-before="page"/>
    </style:style>
    <style:style style:name="P6" style:family="paragraph" style:parent-style-name="Normal">
      <style:text-properties officeooo:rsid="0023b2cb" officeooo:paragraph-rsid="0023b2cb"/>
    </style:style>
    <style:style style:name="P7" style:family="paragraph" style:parent-style-name="Normal">
      <style:text-properties officeooo:rsid="002491fc" officeooo:paragraph-rsid="00263b4c"/>
    </style:style>
    <style:style style:name="P8" style:family="paragraph" style:parent-style-name="Normal">
      <style:text-properties officeooo:rsid="00280fec" officeooo:paragraph-rsid="00280fec"/>
    </style:style>
    <style:style style:name="P9" style:family="paragraph" style:parent-style-name="Normal">
      <style:text-properties officeooo:rsid="0028cff3" officeooo:paragraph-rsid="0028cff3"/>
    </style:style>
    <style:style style:name="P10" style:family="paragraph" style:parent-style-name="Normal">
      <style:text-properties officeooo:rsid="002a81ba" officeooo:paragraph-rsid="002a81ba"/>
    </style:style>
    <style:style style:name="P11" style:family="paragraph" style:parent-style-name="Normal">
      <style:text-properties officeooo:rsid="002c00cc" officeooo:paragraph-rsid="002c00cc"/>
    </style:style>
    <style:style style:name="P12" style:family="paragraph" style:parent-style-name="Normal">
      <style:text-properties officeooo:rsid="002ee8b8" officeooo:paragraph-rsid="002ee8b8"/>
    </style:style>
    <style:style style:name="P13" style:family="paragraph" style:parent-style-name="Normal">
      <style:text-properties officeooo:rsid="0030d11b" officeooo:paragraph-rsid="0030d11b"/>
    </style:style>
    <style:style style:name="P14" style:family="paragraph" style:parent-style-name="Normal">
      <style:text-properties officeooo:rsid="0031bc33" officeooo:paragraph-rsid="0031bc33"/>
    </style:style>
    <style:style style:name="P15" style:family="paragraph" style:parent-style-name="Normal">
      <style:text-properties officeooo:rsid="00321f38" officeooo:paragraph-rsid="00321f38"/>
    </style:style>
    <style:style style:name="P16" style:family="paragraph" style:parent-style-name="Normal">
      <style:text-properties officeooo:rsid="0032333f" officeooo:paragraph-rsid="0032333f"/>
    </style:style>
    <style:style style:name="P17" style:family="paragraph" style:parent-style-name="Normal">
      <style:text-properties officeooo:rsid="00343092" officeooo:paragraph-rsid="00343092"/>
    </style:style>
    <style:style style:name="P18" style:family="paragraph" style:parent-style-name="Normal">
      <style:text-properties officeooo:rsid="00343092" officeooo:paragraph-rsid="0034e36d"/>
    </style:style>
    <style:style style:name="P19" style:family="paragraph" style:parent-style-name="Normal">
      <style:text-properties officeooo:rsid="0034e36d" officeooo:paragraph-rsid="0034e36d"/>
    </style:style>
    <style:style style:name="P20" style:family="paragraph" style:parent-style-name="Normal">
      <style:text-properties officeooo:rsid="0035aca0" officeooo:paragraph-rsid="0035aca0"/>
    </style:style>
    <style:style style:name="P21" style:family="paragraph" style:parent-style-name="Normal">
      <style:text-properties officeooo:rsid="0036493d" officeooo:paragraph-rsid="0036493d"/>
    </style:style>
    <style:style style:name="P22" style:family="paragraph" style:parent-style-name="Normal">
      <style:text-properties officeooo:rsid="00367c23" officeooo:paragraph-rsid="00367c23"/>
    </style:style>
    <style:style style:name="P23" style:family="paragraph" style:parent-style-name="Normal">
      <style:text-properties officeooo:rsid="00377e9b" officeooo:paragraph-rsid="00377e9b"/>
    </style:style>
    <style:style style:name="P24" style:family="paragraph" style:parent-style-name="Normal">
      <style:text-properties officeooo:rsid="003b3754" officeooo:paragraph-rsid="003b3754"/>
    </style:style>
    <style:style style:name="P25" style:family="paragraph" style:parent-style-name="Normal">
      <style:text-properties officeooo:rsid="003cddf8" officeooo:paragraph-rsid="003cddf8"/>
    </style:style>
    <style:style style:name="P26" style:family="paragraph" style:parent-style-name="Normal">
      <style:text-properties officeooo:rsid="003e1e60" officeooo:paragraph-rsid="003e1e60"/>
    </style:style>
    <style:style style:name="P27" style:family="paragraph" style:parent-style-name="Normal">
      <style:text-properties officeooo:rsid="004013ed" officeooo:paragraph-rsid="004013ed"/>
    </style:style>
    <style:style style:name="P28" style:family="paragraph" style:parent-style-name="Normal">
      <style:text-properties officeooo:rsid="00407c64" officeooo:paragraph-rsid="00407c64"/>
    </style:style>
    <style:style style:name="P29" style:family="paragraph" style:parent-style-name="Normal">
      <style:text-properties officeooo:rsid="004264b3" officeooo:paragraph-rsid="004264b3"/>
    </style:style>
    <style:style style:name="P30" style:family="paragraph" style:parent-style-name="Normal">
      <style:text-properties officeooo:rsid="0043cf47" officeooo:paragraph-rsid="0043cf47"/>
    </style:style>
    <style:style style:name="P31" style:family="paragraph" style:parent-style-name="Normal">
      <style:text-properties officeooo:rsid="0044812c" officeooo:paragraph-rsid="0044812c"/>
    </style:style>
    <style:style style:name="P32" style:family="paragraph" style:parent-style-name="Normal">
      <style:paragraph-properties fo:break-before="page"/>
      <style:text-properties officeooo:rsid="002491fc" officeooo:paragraph-rsid="002491fc"/>
    </style:style>
    <style:style style:name="P33" style:family="paragraph" style:parent-style-name="Normal">
      <style:paragraph-properties fo:break-before="page"/>
      <style:text-properties officeooo:rsid="002d85e7" officeooo:paragraph-rsid="002d85e7"/>
    </style:style>
    <style:style style:name="P34" style:family="paragraph" style:parent-style-name="Normal">
      <style:paragraph-properties fo:break-before="page"/>
      <style:text-properties officeooo:rsid="0036493d" officeooo:paragraph-rsid="0036493d"/>
    </style:style>
    <style:style style:name="P35" style:family="paragraph" style:parent-style-name="Normal">
      <style:paragraph-properties fo:break-before="page"/>
      <style:text-properties officeooo:rsid="003cddf8" officeooo:paragraph-rsid="003cddf8"/>
    </style:style>
    <style:style style:name="P36" style:family="paragraph" style:parent-style-name="Normal">
      <style:paragraph-properties fo:break-before="page"/>
      <style:text-properties officeooo:rsid="0044812c" officeooo:paragraph-rsid="0044812c"/>
    </style:style>
    <style:style style:name="T1" style:family="text">
      <style:text-properties officeooo:rsid="001ecaca"/>
    </style:style>
    <style:style style:name="T2" style:family="text">
      <style:text-properties fo:color="#2e74b5" loext:opacity="100%" style:font-name="Calibri Light" fo:font-size="16pt" officeooo:rsid="001ecaca" style:font-name-asian="Times New Roman" style:font-size-asian="16pt" style:font-name-complex="Calibri Light" style:font-size-complex="16pt"/>
    </style:style>
    <style:style style:name="T3" style:family="text">
      <style:text-properties officeooo:rsid="00203294"/>
    </style:style>
    <style:style style:name="T4" style:family="text">
      <style:text-properties officeooo:rsid="00228d48"/>
    </style:style>
    <style:style style:name="T5" style:family="text">
      <style:text-properties officeooo:rsid="0022e549"/>
    </style:style>
    <style:style style:name="T6" style:family="text">
      <style:text-properties officeooo:rsid="00263b4c"/>
    </style:style>
    <style:style style:name="T7" style:family="text">
      <style:text-properties officeooo:rsid="00280fec"/>
    </style:style>
    <style:style style:name="T8" style:family="text">
      <style:text-properties officeooo:rsid="0028cff3"/>
    </style:style>
    <style:style style:name="T9" style:family="text">
      <style:text-properties officeooo:rsid="002d85e7"/>
    </style:style>
    <style:style style:name="T10" style:family="text">
      <style:text-properties officeooo:rsid="002f0327"/>
    </style:style>
    <style:style style:name="T11" style:family="text">
      <style:text-properties officeooo:rsid="003071ff"/>
    </style:style>
    <style:style style:name="T12" style:family="text">
      <style:text-properties officeooo:rsid="0030d11b"/>
    </style:style>
    <style:style style:name="T13" style:family="text">
      <style:text-properties officeooo:rsid="0031bc33"/>
    </style:style>
    <style:style style:name="T14" style:family="text">
      <style:text-properties officeooo:rsid="0032333f"/>
    </style:style>
    <style:style style:name="T15" style:family="text">
      <style:text-properties officeooo:rsid="00343092"/>
    </style:style>
    <style:style style:name="T16" style:family="text">
      <style:text-properties officeooo:rsid="0034e36d"/>
    </style:style>
    <style:style style:name="T17" style:family="text">
      <style:text-properties officeooo:rsid="0036493d"/>
    </style:style>
    <style:style style:name="T18" style:family="text">
      <style:text-properties officeooo:rsid="00367c23"/>
    </style:style>
    <style:style style:name="T19" style:family="text">
      <style:text-properties officeooo:rsid="003942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Assembly Tutorial, Lesson <text:span text:style-name="T2">5: Arithmetic</text:span></text:h>
      <text:p text:style-name="Normal">[Title Slide]</text:p>
      <text:p text:style-name="Normal">Hi, there! This is Matt Heffernan. Welcome back to my channel. This is the fourth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text:span text:style-name="T1">how to move data using </text:span>all of the different addressing modes <text:span text:style-name="T1">and branching and looping with conditional instructions. In most cases, conditions are set as a result of arithmetic operations, and the Z80, like most 8-bit processors, only has native support for addition and subtraction. In this episode we will go over how all of the different addition and subtraction instructions work and how they affect the status flags. If you are coming from the 6502, you will quickly see that not only is the Z80 quite different in the way that it handles the status flags, but that it is also much more complex in terms of the many different ways arithmetic operations can be implemented. </text:span><text:span text:style-name="T3">This is why we are devoting a whole episode just to basic arithmetic, instead of going into Boolean logic as well. That will be coming in the next episode, </text:span><text:span text:style-name="T4">so please subscribe and click the bell to be notified when that comes out.</text:span><text:span text:style-name="T3"> </text:span><text:span text:style-name="T4">F</text:span><text:span text:style-name="T3">or now, let’s get our pluses and minuses straight.</text:span></text:p>
      <text:p text:style-name="P2">[cut to slide 2 – 8-bit arithmetic]</text:p>
      <text:p text:style-name="P3">Most high-level languages, like C, use an intuitive syntax for mathematical operations that goes all the way back to Fortran, which tried to make code look like standard equations. To set a value to be the sum of two other values subtracted by a third value, in C you just write out the equation using variable names and end the line with a semicolon, like you see here on the left. <text:span text:style-name="T5">In Z80 Assembly, we have to break this operation down into individual steps. Assuming that all of these variables are 8-bit integers, we can reference them using labels and load their values into registers. First, we load the value of “bar” into A, then copy it to B. Next we load “baz” into A and then store it in C. Finally, we load “foo” into A and we are ready to actually do the arithmetic. First, we add B to A, then subtract C, and finally store the result in “val”. Just like in the C code, the input variables remain unchanged as all the math happened in the registers using the copied values. It seems pretty straightforward, but there’s a lot going on under the surface, and those details become important when you are writing your code.</text:span></text:p>
      <text:p text:style-name="P4">[cut to slide 3 – ADD 8-bit]</text:p>
      <text:p text:style-name="P6">The ADD instruction is pretty self-explanatory. It can do either an 8-bit or a 16-bit addition, adding the value of the second operand to the first. [build] For 8-bit adds, the first operand can only be A, so the accumulator will contain the sum after the addition happens. [build] The second operand can use a few different addressing modes, [build] starting of course with register, where you can specify any of the general-purpose 8-bit registers, including A itself. If you have a value in memory that you want to add to A, [build] you can use the Register Indirect mode with the address in HL. [build] You can do Indexed mode also, specifying an offset from the address in either of the index registers. [build] Finally, you can simply do an Immediate add of a hard-coded 8-bit value.</text:p>
      <text:p text:style-name="P32">[cut to slide 4 – Add 8-bit effects]</text:p>
      <text:p text:style-name="P7">So beyond this addition, what actually happens? Let’s consider the true sum of the operation. Because we are adding two 8-bit values, the result may require up to 9 bits, [build] so what gets stored in A needs to be only the lower 8 bits of the sum, which would be the same as taking the modulo 256 value. This means if the sum was 256, A would end up with 0, or a sum all the way up to 510 would result in 254 in A. <text:span text:style-name="T6">Don’t worry, you don’t lose that high bit, as we will see soon. This instruction will result in setting new values to all of the status flags, [build] starting with the S bit, which will be set if the resulting value in A is greater than 127. This means the highest bit is set, which means it could now be interpreted as negative if you are treating the value in A as a signed 8-bit integer. [build] The Z bit is set when the resulting value in A is zero. [build] The H bit gets set when there is a carry from adding the lower nybbles, meaning that the sum of lower nybbles from each operand is greater than 15. [build] The P/V bit is used to indicate an overflow, which means that the sum actually required a ninth bit to be expressed properly. The important thing to keep in mind is that overflow always interprets everything as signed, so that means that the sum of the values as signed 8-bit integers results in a value of less than -128 or greater than 127, which is the range for 2’s complement 8-bit integers. In practice, this means that overflow can only happen if both operands have the same sign, meaning the same high bit value. [build] The N bit is always cleared after every add just to let know that it happened. [build] And finally, the C bit will take that ninth bit of the sum to carry into another operation. </text:span><text:span text:style-name="T7">So that’s a lot to keep track of, but generally you will only care about one or two of these flags, depending on what you need to do. To better illustrate all of these effects, let’s take a look at some simple code.</text:span></text:p>
      <text:p text:style-name="P8">[cut to slide 5 – <text:span text:style-name="T19">let’s accumulate</text:span>]</text:p>
      <text:p text:style-name="P8">In the far left column we see a sequence of instructions, just a bunch of loads and adds <text:span text:style-name="T8">with A and B. For each instruction, we’ll track what values are in A and B and the states of all the flags.</text:span></text:p>
      <text:p text:style-name="P9">[cut to slide 6]</text:p>
      <text:p text:style-name="P10">After the first instruction, the decimal value 42 is loaded into A. If you interpret is as signed, it’s still just 42, as it’s below 128. We can also see that this is 2A in hex, which even more clearly shows that the high bit is clear. At this point, B contains an unknown value, and none of the flags would be affected by the load, so they are all still unknown. In the next instruction we load 220 into B.</text:p>
      <text:p text:style-name="P10">[cut to slide 7]</text:p>
      <text:p text:style-name="P11">Of course, A and the flags are unaffected, but now B is 220, which could be interpreted as -36 when taken as signed. This is because that high bit is actually set, as clearly seen with the hex value of DC. When the upper nybble of the hex value is 8 or higher, that means the high bit is set, and the value may be treated as negative. We then do our first add, which would result in a sum of 262, but of course we can’t fit that into 8 bits.</text:p>
      <text:p text:style-name="P11">[cut to slide 8]</text:p>
      <text:p text:style-name="P11">So, A will be left with a value of 6, as 262 mod 256 is 6. Of course, 6 is still just 6 when signed, and that make a bit more sense when you so the signed sum of 42 and -36, which will just be 6, so this isn’t an overflow, as we can see with P/V now being clear. But we also can see that the C bit is set, as an unsigned addition would require a carry to the next operation, or at least a ninth bit. The rest of the bits are also set to known values now, with S clear as 6 is positive, Z clear because it’s non-zero, <text:span text:style-name="T9">and </text:span>H is set because the lower nybbles <text:span text:style-name="T9">of the registers </text:span>were hex A and C, <text:span text:style-name="T9">which required a carry into the upper nybble addition. Of course, as we will see for each add instruction, the N bit is cleared. Next, we repeat the add a,b instruction.</text:span></text:p>
      <text:p text:style-name="P33">[cut to slide 9]</text:p>
      <text:p text:style-name="P12">This time, we added 220 to 6, getting 226 for an unsigned sum. If we interpret everything as signed, we got -30 by adding -36 to 6. This time, the S bit is set as the signed result is negative, but the carry bit is clear now as the <text:span text:style-name="T10">sum fit in A. </text:span><text:span text:style-name="T11">H is still set as the lower nybbles were 6 and C, requiring a carry into the higher nybble. </text:span><text:span text:style-name="T12">Then we do the same add one more time.</text:span></text:p>
      <text:p text:style-name="P13">[cut to slide 10]</text:p>
      <text:p text:style-name="P13">Adding 220 to 226 results in 446, so A is left with just 190 and the Carry bit is set again. But this still isn’t an overflow even though both A and B were negative when interpreted as signed. Adding -36 to -30 just gets us -66, which still fits comfortably in 8 bits as hex BE. <text:span text:style-name="T13">Of course, as the result it negative, the S bit is still set. </text:span><text:span text:style-name="T14">This time H is clear as 2 plus hex C is just hex E. </text:span><text:span text:style-name="T13">Now, let’s load 42 into B this time.</text:span></text:p>
      <text:p text:style-name="P14">[cut to slide 11]</text:p>
      <text:p text:style-name="P15">So A and the flags are unchanged, and now B has 42 in it, whether you interpret it as unsigned or signed. Now let’s add them again.</text:p>
      <text:p text:style-name="P15">[cut to slide 12]</text:p>
      <text:p text:style-name="P16">190 plus 42 gives us 232 as an unsigned value, which is the same as -24 signed, as the result of -66 plus 42. <text:span text:style-name="T15">So, there’s no overflow or carry, but S is set because it’s negative, and H is set for the needed carry on the lower nybble. Now we load 128 into B.</text:span></text:p>
      <text:p text:style-name="P17">[cut to slide 13]</text:p>
      <text:p text:style-name="P17">This means that the signed value of B is now -128, putting it at the lower limit for 2’s complement 8-bit. Now we add again.</text:p>
      <text:p text:style-name="P17">[cut to slide 14]</text:p>
      <text:p text:style-name="P18">With a negative value already in A, adding 128 <text:span text:style-name="T16">is guaranteed to generate both a carry and an overflow. The unsigned sum would have been 360 causing the carry, whereas the signed sum would have been -132, which caused the overflow. Taking just the lower 8 bits leaves 104 in A, which, despite the overflow, is now a positive value, so S is clear. </text:span></text:p>
      <text:p text:style-name="P18"><text:span text:style-name="T16">Let’s load 42 into B again.</text:span></text:p>
      <text:p text:style-name="P19">[cut to slide 15]</text:p>
      <text:p text:style-name="P19">The flags are preserved and now we have two positive values, 104 and 42. So, let’s add them.</text:p>
      <text:p text:style-name="P19">[cut to slide 16]</text:p>
      <text:p text:style-name="P19">The sum is 146, which is perfectly fine as an unsigned value, but it’s too large to be signed, so we get another overflow and the S bit is set. H is set, too, from the carry on the lower nybble.</text:p>
      <text:p text:style-name="P19">Let’s do one more load, putting 110 into B.</text:p>
      <text:p text:style-name="P19">[cut to slide 17]</text:p>
      <text:p text:style-name="P20">Now we have 146 and 110, which is another mixed-sign situation, with 146 interpreted as -110. So, now you can guess what will happen when we do one more add.</text:p>
      <text:p text:style-name="P20">[cut to slide 18]</text:p>
      <text:p text:style-name="P20">That’s right, A wraps around to zero. It’s not an overflow because of the mixed signs, but it does result in a carry <text:span text:style-name="T17">as the unsigned sum would be 256. With a zero result, we clear the S bit and set the Z bit, and the H bit is set as the carry started in the lower nybble.</text:span></text:p>
      <text:p text:style-name="P34">[cut to slide 19 – SUB]</text:p>
      <text:p text:style-name="P21">Now let’s move on to subtraction. The SUB instruction, unlike ADD, is strictly for 8-bit subtraction, <text:span text:style-name="T18">and the result can only be in the accumulator, which will have the value of the single operand subtracted from it. [build] This operand can be any of the operands that can be used for the second operand of an 8-bit add, including an immediate 8-bit value.</text:span></text:p>
      <text:p text:style-name="P22">[cut to slide 20 – SUB effects]</text:p>
      <text:p text:style-name="P22">SUB will calculate the difference of the value of the operand from the value of A, but this difference might not fit in 8 bits. [build] So, just like with ADD, we do a modulo 256 to get the lower 8 bits, and that’s what ends up in A. [build] If the new value in A can be interpreted as negative, the S bit is set. [build] Again, the Z bit will be set if A ends up as zero, which is guaranteed if you do a SUB A instruction, as anything minus itself is zero. The H bit will be set if the difference between the lower nybbles is negative, requiring a borrow from the upper nybble. P/V is overflow again, with the bit being set if the signed difference is below -127 or above 128. N will always be set, letting you know the subtraction happened. And finally, the C bit will be set when the unsigned difference is negative, which would require a borrow in a subsequent operation, or act as the sign bit for a 9-bit 2’s complement number.</text:p>
      <text:p text:style-name="P23">[cut to slide 21 – let’s de-accumulate]</text:p>
      <text:p text:style-name="P24">Let’s go through another exercise like the last one, this time doing SUB B instructions in between loading new values into B. But first, we need to initialize A, again with 42.</text:p>
      <text:p text:style-name="P24">[cut to slide 22]</text:p>
      <text:p text:style-name="P24">And just like last time, the value of B and the flags are all still unknown. So, we load 57 into B.</text:p>
      <text:p text:style-name="P24">[cut to slide 23]</text:p>
      <text:p text:style-name="P24">Now we have 42 and 57, both positive values, even when signed. The flags are still a mystery, so let’s do our first subtraction.</text:p>
      <text:p text:style-name="P24">[cut to slide 24]</text:p>
      <text:p text:style-name="P25">42 minus 57 is -15, which is perfectly fine as a signed 8-bit value, but it will result in the Carry bit being set to indicate that a borrow is required, and the unsigned value of the lower 8 bits of the difference is 241. As expected, the S bit is set because of the negative difference, and N is set because this was a subtraction, and we can expect it to stay set through the remaining instructions.</text:p>
      <text:p text:style-name="P25">Now, we’ll do the subtraction one more time.</text:p>
      <text:p text:style-name="P25">[cut to slide 25]</text:p>
      <text:p text:style-name="P25">An unsigned subtraction of 57 from 241 gives us 184, which is the same as -72 when signed. This is also expected, as -15 minus 42 is -72, so no overflow or carry, as everything fits. The S bit is still set because A is still negative, and now the H bit is set because the lower nybbles were 1 and 7, so a borrow was required from the upper nybble.</text:p>
      <text:p text:style-name="P25">Let’s now make B 180.</text:p>
      <text:p text:style-name="P25">[cut to slide 26]</text:p>
      <text:p text:style-name="P25">And that gives us 184 and 180 for unsigned values, or -72 and -76 for signed values. Now we can subtract them.</text:p>
      <text:p text:style-name="P35">[cut to slide 27]</text:p>
      <text:p text:style-name="P25">And we get 4 because we did 184 minus 180, or -72 minus -76, which would effectively be the same as -72 plus 76 or 76 minus 4, and every way you look at it, the answer is 4. No we just had a simple positive result, which didn’t even require a half-carry for 8 minus 4 in the lower nybbles, so only the N bit is set. Let’s do another SUB B.</text:p>
      <text:p text:style-name="P25">[cut to slide 28]</text:p>
      <text:p text:style-name="P26">And we get a carry because we are trying to subtract 180 from 4 for the unsigned operation. A signed subtraction of 4 minus -76 gets us 80, which is the same as lower 8 bits of the unsigned difference of -176. But as the value in A itself is positive, the S bit is clear and there still hasn’t been any overflow as the signed subtraction was again perfectly valid. Next we have another subtraction.</text:p>
      <text:p text:style-name="P26">[cut to slide 29]</text:p>
      <text:p text:style-name="P27">80 minus 180 gets us -100, of course, and the lower 8 bits is the same value as 156 when unsigned. So we get a carry, as expected, but we get an overflow too, even if the signed result matches the unsigned difference. It does not, however, match the signed difference, as 80 minus -76 is 156, which is too high for a signed 8-bit value. So this means that we also have the S bit set, along with the H bit from having to do zero minus 4 for the lower nybble. This leaves only the Z bit clear, as that can’t be set at the same time as the S bit because zero is always treated as a positive 2’s complement integer.</text:p>
      <text:p text:style-name="P28">Hey, let’s subtract one more time.</text:p>
      <text:p text:style-name="P28">[cut to slide 30]</text:p>
      <text:p text:style-name="P29">156 minus 180 is -24, and that’s our signed value, but that triggers a carry. The signed operation was -100 minus -76, which also gives us -24, so no overflow, but the S bit is set because it’s negative.</text:p>
      <text:p text:style-name="P29">Now let’s shake things up and load 110 into B.</text:p>
      <text:p text:style-name="P29">[cut to slide 31]</text:p>
      <text:p text:style-name="P30">This gives us 232 and 110 for unsigned values, or -24 and 110 for signed values. Let’s subtract them.</text:p>
      <text:p text:style-name="P30">[cut to slide 32]</text:p>
      <text:p text:style-name="P31">232 minus 110 is 122, so no carry this time. But -24 minus 110 is -134, so we have an overflow. We also get a half-carry this time, as 8 minus hex E requires a borrow from the upper nybble.</text:p>
      <text:p text:style-name="P31">We have just one more value to load into B: 122.</text:p>
      <text:p text:style-name="P31">[cut to slide 33]</text:p>
      <text:p text:style-name="P31">Now we have 122s across the board, unsigned and signed. So, of course, we need to end with one more subtraction.</text:p>
      <text:p text:style-name="P31">[cut to slide 34]</text:p>
      <text:p text:style-name="P31">And now A is back down to zero. This will finally set the Z bit, and nothing else besides that N bit, which indeed stayed set the whole time.</text:p>
      <text:p text:style-name="P36">[cut to slide 35 – ADC 8-bit]</text:p>
      <text:p text:style-name="P31"/>
      <text:p text:style-name="P27"/>
      <text:p text:style-name="P25"/>
      <text:p text:style-name="P1">[switch to build.sh tab]</text:p>
      <text:p text:style-name="Normal">We just call sjasmplus with the lst option to generate a machine code listing and then pass it the name of our assembly file, <text:span text:style-name="T1">math</text:span>.asm. Now let’s go to the terminal and run it.</text:p>
      <text:p text:style-name="Normal">[cut to terminal]</text:p>
      <text:p text:style-name="Normal">We run build.sh… and then do a directory listing and see that the <text:span text:style-name="T1">math</text:span>.sna snapshot file is there. So let’s load it into the emulator.</text:p>
      <text:p text:style-name="Normal">[cut to emulator]</text:p>
      <text:p text:style-name="Normal">We’re using Fuse again, so we hit F3 and select <text:span text:style-name="T1">math</text:span>.sna and let it run. </text:p>
      <text:p text:style-name="P1">[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6-22T18:58:00Z</meta:creation-date>
    <dc:date>2021-07-29T01:57:03.950558045</dc:date>
    <meta:editing-cycles>121</meta:editing-cycles>
    <meta:editing-duration>PT10H34M46S</meta:editing-duration>
    <meta:document-statistic meta:table-count="0" meta:image-count="0" meta:object-count="0" meta:page-count="8" meta:paragraph-count="87" meta:word-count="3228" meta:character-count="16516" meta:non-whitespace-character-count="13365"/>
    <meta:template xlink:type="simple" xlink:actuate="onRequest" xlink:title="" xlink:href="../../Lesson4/Lesson4_Script.odt/Normal.dotm"/>
  </office:meta>
</office:document-meta>
</file>